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3"/>
          <table:table-cell office:value-type="string" calcext:value-type="string">
            <text:p>Ps 106</text:p>
          </table:table-cell>
          <table:table-cell office:value-type="string" calcext:value-type="string">
            <text:p>Ps. 135</text:p>
          </table:table-cell>
          <table:table-cell office:value-type="string" calcext:value-type="string">
            <text:p>Ps. 136</text:p>
          </table:table-cell>
          <table:table-cell/>
          <table:table-cell office:value-type="string" calcext:value-type="string">
            <text:p>Neh 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Himmel und Erde gemacht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Abraham erwählt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eschrei am Schilfmeer gehört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Schlagen Erstgeburt in Aegypte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rael herausführen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inen Namen gemacht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chilfmeer teilen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Pharao und Heer ins Schilfmeer gestürtzt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aubten Worten, sangen Lob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rch Wüste geführt</text:p>
          </table:table-cell>
          <table:table-cell table:number-columns-repeated="5"/>
          <table:table-cell office:value-type="float" office:value="12" calcext:value-type="float">
            <office:annotation office:display="true" draw:style-name="gr1" draw:text-style-name="P2" svg:width="82.18pt" svg:height="51pt" svg:x="614.75pt" svg:y="111.06pt" draw:caption-point-x="-17.29pt" draw:caption-point-y="42.8pt">
              <dc:date>2019-01-02T00:00:00</dc:date>
              <text:p text:style-name="P1">In Wolken- und Feuersäule</text:p>
            </office:annotation>
            <text:p>12</text:p>
          </table:table-cell>
        </table:table-row>
        <table:table-row table:style-name="ro1">
          <table:table-cell/>
          <table:table-cell office:value-type="string" calcext:value-type="string">
            <text:p>Herabgestiegen am Berg Sinai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Kalb am Horeb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üstern in der Wüste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asser von Meriba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han und Rotte Abirams verschlungen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osse Könige geschlage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hon, König der Amoriter, von Hesbon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g, König von Basan, zu Astaroth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d als Erbteil gegeben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eise allem Fleisch gegeben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office:annotation office:display="true" draw:style-name="gr1" draw:text-style-name="P2" svg:width="82.18pt" svg:height="51pt" svg:x="614.75pt" svg:y="239.07pt" draw:caption-point-x="-17.29pt" draw:caption-point-y="42.8pt">
              <dc:date>2019-01-02T00:00:00</dc:date>
              <text:p text:style-name="P1">Brot vom Himmel gegeben</text:p>
            </office:annotation>
            <text:p>15, 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/00/0000</text:date>, <text:time style:data-style-name="N2" text:time-value="20:28:50.333540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21:46:37.047249357</meta:creation-date>
    <meta:generator>LibreOffice/6.1.4.2$Linux_X86_64 LibreOffice_project/10$Build-2</meta:generator>
    <dc:date>2019-01-02T20:38:59.437803310</dc:date>
    <meta:editing-duration>PT38M49S</meta:editing-duration>
    <meta:editing-cycles>5</meta:editing-cycles>
    <meta:document-statistic meta:table-count="1" meta:cell-count="52" meta:object-count="0"/>
  </office:meta>
</office:document-meta>
</file>